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7618">
            <text:p>AA-27618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7620.0">
            <text:p>762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6">
            <text:p>1.0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3">
            <text:p>AA-23893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5130.0">
            <text:p>513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9">
            <text:p>1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4">
            <text:p>AA-23894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5185.0">
            <text:p>51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4">
            <text:p>1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6">
            <text:p>AA-23896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500.0">
            <text:p>65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5">
            <text:p>AA-23825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7420.0">
            <text:p>74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5">
            <text:p>-0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4">
            <text:p>AA-23824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885.0">
            <text:p>688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">
            <text:p>-0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34199">
            <text:p>AA-34199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3120.0">
            <text:p>131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8">
            <text:p>1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5">
            <text:p>AA-25595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4250.0">
            <text:p>425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3">
            <text:p>AA-23823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955.0">
            <text:p>69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3">
            <text:p>AA-24223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3360.0">
            <text:p>3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7">
            <text:p>2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8">
            <text:p>AA-25598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2040.0">
            <text:p>1204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7">
            <text:p>AA-25597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0900.0">
            <text:p>1090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6">
            <text:p>AA-25596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6700.0">
            <text:p>670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5">
            <text:p>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5">
            <text:p>AA-24225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5290.0">
            <text:p>52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4">
            <text:p>AA-24224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4105.0">
            <text:p>410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6">
            <text:p>AA-24226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6285.0">
            <text:p>628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9">
            <text:p>1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601">
            <text:p>AA-25601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7165.0">
            <text:p>716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16">
            <text:p>1.1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